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0.979cm" style:rel-column-width="3774*"/>
    </style:style>
    <style:style style:name="Table1.B" style:family="table-column">
      <style:table-column-properties style:column-width="3.387cm" style:rel-column-width="13056*"/>
    </style:style>
    <style:style style:name="Table1.C" style:family="table-column">
      <style:table-column-properties style:column-width="2.884cm" style:rel-column-width="11118*"/>
    </style:style>
    <style:style style:name="Table1.D" style:family="table-column">
      <style:table-column-properties style:column-width="9.749cm" style:rel-column-width="3758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T1" style:family="text">
      <style:text-properties fo:background-color="#ed1c24"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Text_20_body">This is my own coding guideline mostly based on Clean Code by Robert C. Martin.</text:p>
      <text:p text:style-name="Text_20_body">A software development plan defines many things containing used tools and development process. This coding guideline does not focus on the software development plan but makes suggestions what may be defined in the software development plan concerning coding style.</text:p>
      <text:h text:style-name="Heading_20_1" text:outline-level="1">References</text:h>
      <text:p text:style-name="Text_20_body">References are marked with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1">Author</text:p>
          </table:table-cell>
          <table:table-cell table:style-name="Table1.A1" office:value-type="string">
            <text:p text:style-name="P1">Title</text:p>
          </table:table-cell>
          <table:table-cell table:style-name="Table1.D1" office:value-type="string">
            <text:p text:style-name="P1">Year</text:p>
          </table:table-cell>
        </table:table-row>
        <table:table-row>
          <table:table-cell table:style-name="Table1.A2" office:value-type="float" office:value="1">
            <text:p text:style-name="Table_20_Contents">1</text:p>
          </table:table-cell>
          <table:table-cell table:style-name="Table1.B2" office:value-type="string">
            <text:p text:style-name="Table_20_Contents">Robert C. Martin</text:p>
          </table:table-cell>
          <table:table-cell table:style-name="Table1.B2" office:value-type="string">
            <text:p text:style-name="Table_20_Contents">Clean Code</text:p>
          </table:table-cell>
          <table:table-cell table:style-name="Table1.D2" office:value-type="float" office:value="2009">
            <text:p text:style-name="Table_20_Contents">2009</text:p>
          </table:table-cell>
        </table:table-row>
      </table:table>
      <text:h text:style-name="Heading_20_1" text:outline-level="1">Guidelines</text:h>
      <text:h text:style-name="Heading_20_2" text:outline-level="2">Every rule can be broken</text:h>
      <text:p text:style-name="Text_20_body">If there is no other reasonable solution for a problem, it is allowed the brake every rule. Rules should only be broken after review with another person. Rule-braking should hardly ever happen.</text:p>
      <text:p text:style-name="Text_20_body">Note: If rule-braking has to be done to often, then rework of the guidelines should be taken into consideration.</text:p>
      <text:h text:style-name="Heading_20_2" text:outline-level="2">Naming</text:h>
      <text:p text:style-name="Text_20_body">Don't be afraid to spend time choosing a name.</text:p>
      <text:h text:style-name="Heading_20_3" text:outline-level="3">Use Intention-Revealing Names</text:h>
      <text:p text:style-name="Text_20_body">[1, Chapter 2, Subchapter: Use Intention-Revealing Names]</text:p>
      <text:p text:style-name="Text_20_body">[1, Chapter 3, Subchapter: Use Descriptive Names]</text:p>
      <text:p text:style-name="Text_20_body">The name of a variable, function, class, ... should as clearly as possible explain its intent.</text:p>
      <text:p text:style-name="Text_20_body">Counting-variables e.g. like in for-loops are allowed to be short like n, i, ... if the loop doesn't contain nested loops. Don't use l or O!</text:p>
      <text:p text:style-name="Text_20_body">The smaller and more focused a function is, the easier it is to choose a descriptive name.</text:p>
      <text:p text:style-name="Text_20_body">A long descriptive name is better than a short enigmatic name.</text:p>
      <text:h text:style-name="Heading_20_3" text:outline-level="3">Avoid Disinformation</text:h>
      <text:p text:style-name="Text_20_body">[1, Chapter 2, Subchapter: Avoid Disinformation]</text:p>
      <text:list xml:id="list7576287720103705427" text:style-name="L1">
        <text:list-item>
          <text:p text:style-name="P3">Use unique names.</text:p>
        </text:list-item>
        <text:list-item>
          <text:p text:style-name="P3">Prevent similar names.</text:p>
        </text:list-item>
        <text:list-item>
          <text:p text:style-name="P3">A variable named accountList has to be a List and not an array. It could also be named accounts.</text:p>
        </text:list-item>
      </text:list>
      <text:h text:style-name="Heading_20_3" text:outline-level="3">Make Meaningful Distinction</text:h>
      <text:p text:style-name="Text_20_body">[1, Chapter 2, Subchapter: Make Meaningful Distinction]</text:p>
      <text:p text:style-name="Text_20_body"><text:soft-page-break/>The difference between two variables with different names shall be clear. (Unclear would be e.g. account and accountInfo).</text:p>
      <text:h text:style-name="Heading_20_3" text:outline-level="3">Use Pronounceable Names</text:h>
      <text:p text:style-name="Text_20_body">[1, Chapter 2, Subchapter: Use Pronounceable Names]</text:p>
      <text:p text:style-name="Text_20_body">Use names that are pronounceable like normal words.</text:p>
      <text:h text:style-name="Heading_20_3" text:outline-level="3">Use Searchable Names</text:h>
      <text:p text:style-name="Text_20_body">[1, Chapter 2, Subchapter: Use Searchable Names]</text:p>
      <text:h text:style-name="Heading_20_3" text:outline-level="3">Method Names</text:h>
      <text:p text:style-name="Text_20_body">[1, Chapter 2, Subchapter: Method Names]</text:p>
      <text:list xml:id="list39321574" text:continue-numbering="true" text:style-name="L1">
        <text:list-item>
          <text:p text:style-name="P3">Methods have verb or verb phrase names.</text:p>
        </text:list-item>
        <text:list-item>
          <text:p text:style-name="P3">Use static factory methods on overloaded constructors. (Make the corresponding construtors private.)good: Complex fulcrumPoint = Complex.FromRealNumber(23.0);</text:p>
          <text:list>
            <text:list-item>
              <text:p text:style-name="P3">worse: Complex fulcrumPoint = Complex(23.0);</text:p>
            </text:list-item>
          </text:list>
        </text:list-item>
      </text:list>
      <text:h text:style-name="Heading_20_3" text:outline-level="3">Pick One Word per Concept</text:h>
      <text:p text:style-name="Text_20_body">[1, Chapter 2, Subchapter: Pick One Word per Concept]</text:p>
      <text:p text:style-name="Text_20_body">Make your decisions according to best practice and used API or existing code base.</text:p>
      <text:p text:style-name="Text_20_body">If necessary this may be defined in the software development plan, e.g.: "Getter-Functions shall always start with fetch... because the existing code base defines it like that".</text:p>
      <text:h text:style-name="Heading_20_3" text:outline-level="3">Don't Pun</text:h>
      <text:p text:style-name="Text_20_body">[1, Chapter 2, Subchapter: Don't Pun]</text:p>
      <text:p text:style-name="Text_20_body">Methods with the same name on different objects/units shall be semantically equivalent.</text:p>
      <text:h text:style-name="Heading_20_2" text:outline-level="2">Functions</text:h>
      <text:h text:style-name="Heading_20_3" text:outline-level="3">Small!</text:h>
      <text:p text:style-name="Text_20_body">[1, Chapter 3, Subchapter: Small!]</text:p>
      <text:list xml:id="list39312276" text:continue-numbering="true" text:style-name="L1">
        <text:list-item>
          <text:p text:style-name="P2">Keep functions short in width and length. Create "sub"-functions and keep them small.</text:p>
        </text:list-item>
        <text:list-item>
          <text:p text:style-name="P2">The indent level of a function should not be greater than one (or two).</text:p>
        </text:list-item>
      </text:list>
      <text:h text:style-name="Heading_20_3" text:outline-level="3">Level of abstraction</text:h>
      <text:p text:style-name="Text_20_body">[1, Chapter 3, Subchapter: Do One Thing]</text:p>
      <text:p text:style-name="Text_20_body">Do one thing: A function shall only do those steps that are one level of abstraction below its stated name.</text:p>
      <text:h text:style-name="Heading_20_3" text:outline-level="3">Switch Statements</text:h>
      <text:p text:style-name="Text_20_body">[1, Chapter 3, Subchapter: Switch Statements]</text:p>
      <text:list xml:id="list39326330" text:continue-numbering="true" text:style-name="L1">
        <text:list-item>
          <text:p text:style-name="P2">Prevent long switch statements.</text:p>
        </text:list-item>
        <text:list-item>
          <text:p text:style-name="P2">Prevent violation of other rules.</text:p>
        </text:list-item>
        <text:list-item>
          <text:p text:style-name="P2"><text:soft-page-break/>Consider using abstract factories for object oriented languages.</text:p>
          <text:list>
            <text:list-item>
              <text:p text:style-name="P2">For languages like C using structures with function pointers could be a solution.</text:p>
            </text:list-item>
          </text:list>
        </text:list-item>
      </text:list>
      <text:h text:style-name="Heading_20_3" text:outline-level="3">Function Arguments</text:h>
      <text:p text:style-name="Text_20_body">[1, Chapter 3, Subchapter: Function Arguments]</text:p>
      <text:p text:style-name="Text_20_body">[1, Chapter 3, Subchapter: Have No Side Effects]</text:p>
      <text:p text:style-name="Text_20_body">The less arguments the better. The ideal number of arguments for a function is zero.</text:p>
      <text:p text:style-name="Text_20_body">Parameter name can be part of the function name.</text:p>
      <text:p text:style-name="Text_20_body">Function shall make order of parameters clear.</text:p>
      <text:p text:style-name="Text_20_body">Prevent output arguments in OO-Languages. Make clear whicht parameter is an output argument.</text:p>
      <text:h text:style-name="Heading_20_3" text:outline-level="3">Comand Query Separation</text:h>
      <text:p text:style-name="Text_20_body">[1, Chapter 3, Subchapter: Command Query Separation]</text:p>
      <text:h text:style-name="Heading_20_3" text:outline-level="3">Prefer Exceptions to Returning Error Codes</text:h>
      <text:p text:style-name="Text_20_body">[1, Chapter 3, Subchapter: Prefer Exceptions to Returning Error Codes]</text:p>
      <text:p text:style-name="Text_20_body">Prefer Exceptions to Returning Error Codes.</text:p>
      <text:h text:style-name="Heading_20_3" text:outline-level="3">Don't Repeat Yourself</text:h>
      <text:p text:style-name="Text_20_body">[1, Chapter 3, Subchapter: Don't Repeat Yourself]</text:p>
      <text:p text:style-name="Text_20_body">Don't Repeat Yourself.</text:p>
      <text:h text:style-name="Heading_20_3" text:outline-level="3">Return, break, continue, and goto</text:h>
      <text:p text:style-name="Text_20_body">[1, Chapter 3, Subchapter: Structured Programming]</text:p>
      <text:p text:style-name="Text_20_body">Multiple return statements, break or continue are allowed in short and clear functions (But functions shall be short anyway (see above)). Avoid goto.</text:p>
      <text:h text:style-name="Heading_20_2" text:outline-level="2">Comments</text:h>
      <text:p text:style-name="Text_20_body">[1, Chapter 4]</text:p>
      <text:p text:style-name="Text_20_body">Comments sould be prevented where possible. Make the code explaining itself.</text:p>
      <text:h text:style-name="Heading_20_3" text:outline-level="3">Acceptable Comments</text:h>
      <text:p text:style-name="Text_20_body">[1, Chapter 4, Subchapter: Good Comments]</text:p>
      <text:list xml:id="list39318639" text:continue-numbering="true" text:style-name="L1">
        <text:list-item>
          <text:p text:style-name="P2">Legal Comments</text:p>
        </text:list-item>
        <text:list-item>
          <text:p text:style-name="P2">Explanation of intent that is not explained be the code itself</text:p>
        </text:list-item>
        <text:list-item>
          <text:p text:style-name="P2">Clarification of meaning that is not explained be the code itself</text:p>
        </text:list-item>
        <text:list-item>
          <text:p text:style-name="P2">Warning of consequences</text:p>
        </text:list-item>
        <text:list-item>
          <text:p text:style-name="P2">TODO comments</text:p>
        </text:list-item>
        <text:list-item>
          <text:p text:style-name="P2">Amplification</text:p>
        </text:list-item>
        <text:list-item>
          <text:p text:style-name="P2">Documentation of an API</text:p>
        </text:list-item>
      </text:list>
      <text:h text:style-name="Heading_20_3" text:outline-level="3">Inacceptable Comments</text:h>
      <text:p text:style-name="Text_20_body">[1, Chapter 4, Subchapter: Bad Comments]</text:p>
      <text:list xml:id="list39308629" text:continue-numbering="true" text:style-name="L1">
        <text:list-item>
          <text:p text:style-name="P2"><text:soft-page-break/>Non-Api function header comments.</text:p>
        </text:list-item>
        <text:list-item>
          <text:p text:style-name="P2">Commented-Out Code</text:p>
        </text:list-item>
      </text:list>
      <text:h text:style-name="Heading_20_2" text:outline-level="2">Formatting</text:h>
      <text:h text:style-name="Heading_20_3" text:outline-level="3">Vertical Formatting</text:h>
      <text:p text:style-name="Text_20_body">[1, Chapter 5, Subchapter: Vertical Distance]</text:p>
      <text:list xml:id="list39308881" text:continue-numbering="true" text:style-name="L1">
        <text:list-item>
          <text:p text:style-name="P2">Declare variables as close to their usage as possible</text:p>
        </text:list-item>
        <text:list-item>
          <text:p text:style-name="P2">Declare instance variables at the top (or maybe botton for C++ (scissors rule))</text:p>
        </text:list-item>
        <text:list-item>
          <text:p text:style-name="P2">Define in the software development plan the ordering of the functions:</text:p>
          <text:list>
            <text:list-item>
              <text:p text:style-name="P2">Getter and setters first?</text:p>
            </text:list-item>
            <text:list-item>
              <text:p text:style-name="P2">Public functions first?</text:p>
            </text:list-item>
            <text:list-item>
              <text:p text:style-name="P2">Dependent functions close to each other?</text:p>
            </text:list-item>
            <text:list-item>
              <text:p text:style-name="P2">Caller before callee? (In C you may need forward declarations.)</text:p>
            </text:list-item>
          </text:list>
        </text:list-item>
        <text:list-item>
          <text:p text:style-name="P2">Keep together what belongs together.</text:p>
        </text:list-item>
      </text:list>
      <text:h text:style-name="Heading_20_3" text:outline-level="3">Horizontal Formatting</text:h>
      <text:list xml:id="list39309450" text:continue-numbering="true" text:style-name="L1">
        <text:list-item>
          <text:p text:style-name="P2"><text:s/>Keep lines short</text:p>
          <text:list>
            <text:list-item>
              <text:p text:style-name="P2">It should not be necessary to scroll left and right</text:p>
            </text:list-item>
            <text:list-item>
              <text:p text:style-name="P2">Font size to see the whole line should be of a size that anyone can read.</text:p>
            </text:list-item>
          </text:list>
        </text:list-item>
        <text:list-item>
          <text:p text:style-name="P2">Don't align horizontal.</text:p>
        </text:list-item>
        <text:list-item>
          <text:p text:style-name="P2">Always use indention.</text:p>
        </text:list-item>
        <text:list-item>
          <text:p text:style-name="P2">Define in the software development plan:</text:p>
          <text:list>
            <text:list-item>
              <text:p text:style-name="P2">Indention size. Suggestion by me: Prefer Tabs.</text:p>
            </text:list-item>
            <text:list-item>
              <text:p text:style-name="P2">Where to put opening and closing braces of classes, functions, ...</text:p>
              <text:list>
                <text:list-item>
                  <text:p text:style-name="P2">I personally don't like the space before the opening brace of a function definition or loop or ...</text:p>
                  <text:list>
                    <text:list-item>
                      <text:p text:style-name="P2">e.g. myFunction()<text:span text:style-name="T1"> </text:span>{</text:p>
                    </text:list-item>
                    <text:list-item>
                      <text:p text:style-name="P2">The opening brace is just noise to me as it is not important to understand that there is now a function definition. So it doesn't need emphasis.</text:p>
                    </text:list-item>
                  </text:list>
                </text:list-item>
              </text:list>
            </text:list-item>
          </text:list>
        </text:list-item>
      </text:list>
      <text:h text:style-name="Heading_20_2" text:outline-level="2">Objects and Data Structures</text:h>
      <text:p text:style-name="Text_20_body">[1, Chapter 6]</text:p>
      <text:list xml:id="list8029618575169396422" text:style-name="L2">
        <text:list-item>
          <text:p text:style-name="P4">The implementation of data shall not be necessary to know.</text:p>
        </text:list-item>
        <text:list-item>
          <text:p text:style-name="P4">Provide an abstract interface to manipulate the "essence" of data.</text:p>
        </text:list-item>
        <text:list-item>
          <text:p text:style-name="P4">Keep Data/Object Anti-Symmetry in mind while designing your software. One or the other may fit your needs depending the situation.</text:p>
          <text:list>
            <text:list-item>
              <text:p text:style-name="P4">Prevent Hybrids</text:p>
            </text:list-item>
          </text:list>
        </text:list-item>
        <text:list-item>
          <text:p text:style-name="P4">The Law of Demeter</text:p>
        </text:list-item>
        <text:list-item>
          <text:p text:style-name="P4">It may not be necessary to have getters and setters for DTOs. </text:p>
        </text:list-item>
      </text:list>
      <text:h text:style-name="Heading_20_2" text:outline-level="2">Error Handling</text:h>
      <text:list xml:id="list6186883829334259747" text:style-name="L3">
        <text:list-item>
          <text:p text:style-name="P5">Use Exceptions rather than return codes</text:p>
        </text:list-item>
        <text:list-item>
          <text:p text:style-name="P5">Write your Try-Catch-Finally statement first</text:p>
        </text:list-item>
        <text:list-item>
          <text:p text:style-name="P5"><text:soft-page-break/>Use unchecked exceptions. Use checked exceptions only if you really must catch the exception.</text:p>
          <text:list>
            <text:list-item>
              <text:p text:style-name="P5">only relevant for Java?</text:p>
            </text:list-item>
          </text:list>
        </text:list-item>
        <text:list-item>
          <text:p text:style-name="P5">Provide context with Exceptions</text:p>
        </text:list-item>
        <text:list-item>
          <text:p text:style-name="P5">Define Exception Classes in Terms of a Caller's Needs</text:p>
          <text:list>
            <text:list-item>
              <text:p text:style-name="P5">Wrapping third-party APIs is a best practice</text:p>
            </text:list-item>
            <text:list-item>
              <text:p text:style-name="P5">Often a single exception class is fine for a particular area of code</text:p>
            </text:list-item>
          </text:list>
        </text:list-item>
        <text:list-item>
          <text:p text:style-name="P5">Consider the Special Case Pattern</text:p>
        </text:list-item>
        <text:list-item>
          <text:p text:style-name="P5">Don't return null</text:p>
        </text:list-item>
        <text:list-item>
          <text:p text:style-name="P5">Don't pass null</text:p>
        </text:list-item>
      </text:list>
      <text:h text:style-name="Heading_20_2" text:outline-level="2">Boundaries</text:h>
      <text:list xml:id="list8114720629756551282" text:style-name="L4">
        <text:list-item>
          <text:p text:style-name="P6">Prevent passing around API Interfaces</text:p>
        </text:list-item>
        <text:list-item>
          <text:p text:style-name="P6">Consider "learning tests" for third party code</text:p>
        </text:list-item>
      </text:list>
      <text:h text:style-name="Heading_20_2" text:outline-level="2">Unit Tests</text:h>
      <text:list xml:id="list8752315179608980014" text:style-name="L6">
        <text:list-item>
          <text:p text:style-name="P8">Consider TTD</text:p>
        </text:list-item>
        <text:list-item>
          <text:p text:style-name="P8">keep Unit Tests clean</text:p>
          <text:list>
            <text:list-item>
              <text:p text:style-name="P8">refactor them</text:p>
            </text:list-item>
            <text:list-item>
              <text:p text:style-name="P8">consider domain-specific testing language</text:p>
            </text:list-item>
          </text:list>
        </text:list-item>
        <text:list-item>
          <text:p text:style-name="P8">For example on resource usage a dual standard may be a good choice</text:p>
        </text:list-item>
        <text:list-item>
          <text:p text:style-name="P8">minimize the number of asserts in a test</text:p>
        </text:list-item>
        <text:list-item>
          <text:p text:style-name="P8">Single Concept per Test</text:p>
        </text:list-item>
        <text:list-item>
          <text:p text:style-name="P8">F.I.R.S.T.</text:p>
        </text:list-item>
      </text:list>
      <text:h text:style-name="Heading_20_1" text:outline-level="1">Principles and Design Patterns</text:h>
      <text:p text:style-name="Text_20_body">Principles are not part of the book but mentioned. TODO: read and understand them.</text:p>
      <text:p text:style-name="Text_20_body">Interessante Links:</text:p>
      <text:p text:style-name="Text_20_body"><text:a xlink:type="simple" xlink:href="https://de.wikipedia.org/wiki/Entwurfsmuster_(Buch" text:style-name="Internet_20_link" text:visited-style-name="Visited_20_Internet_20_Link">https://de.wikipedia.org/wiki/Entwurfsmuster_(Buch</text:a>)</text:p>
      <text:h text:style-name="Heading_20_2" text:outline-level="2">Single Responsibility Principle (SRP)</text:h>
      <text:p text:style-name="Text_20_body"><text:a xlink:type="simple" xlink:href="https://en.wikipedia.org/wiki/Single_responsibility_principle" text:style-name="Internet_20_link" text:visited-style-name="Visited_20_Internet_20_Link">https://en.wikipedia.org/wiki/Single_responsibility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Open Closed Principle (OCP)</text:h>
      <text:p text:style-name="Text_20_body"><text:a xlink:type="simple" xlink:href="https://en.wikipedia.org/wiki/Open–closed_principle" text:style-name="Internet_20_link" text:visited-style-name="Visited_20_Internet_20_Link">https://en.wikipedia.org/wiki/Open%E2%80%93closed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text:soft-page-break/>Abstract Factory</text:h>
      <text:p text:style-name="Text_20_body"><text:a xlink:type="simple" xlink:href="https://en.wikipedia.org/wiki/Abstract_factory_pattern" text:style-name="Internet_20_link" text:visited-style-name="Visited_20_Internet_20_Link">https://en.wikipedia.org/wiki/Abstract_factory_pattern</text:a></text:p>
      <text:h text:style-name="Heading_20_2" text:outline-level="2">Standards</text:h>
      <text:list xml:id="list1791685914967358947" text:style-name="L5">
        <text:list-item>
          <text:p text:style-name="P7">ISO/IEC 9126</text:p>
        </text:list-item>
        <text:list-item>
          <text:p text:style-name="P7"/>
        </text:list-item>
      </text:list>
      <text:p text:style-name="Text_20_body"/>
      <text:h text:style-name="Heading_20_1" text:outline-level="1">Language Specific</text:h>
      <text:h text:style-name="Heading_20_2" text:outline-level="2">C</text:h>
      <text:h text:style-name="Heading_20_2" text:outline-level="2">Delphi</text:h>
      <text:h text:style-name="Heading_20_2" text:outline-level="2">HDL(Verilog and VHDL)</text:h>
      <text:p text:style-name="Text_20_body"><text:a xlink:type="simple" xlink:href="https://www.gaisler.com/doc/vhdl2proc.pdf" text:style-name="Internet_20_link" text:visited-style-name="Visited_20_Internet_20_Link">https://www.gaisler.com/doc/vhdl2proc.pdf</text:a>: Also contains some other good rules. Never applied to a design. TODO: Test it in a real desig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4M26S</meta:editing-duration>
    <meta:editing-cycles>102</meta:editing-cycles>
    <meta:generator>OpenOffice/4.1.6$Win32 OpenOffice.org_project/416m1$Build-9790</meta:generator>
    <dc:date>2019-10-02T19:11:38.01</dc:date>
    <meta:document-statistic meta:table-count="1" meta:image-count="0" meta:object-count="0" meta:page-count="6" meta:paragraph-count="173" meta:word-count="1289" meta:character-count="8001"/>
    <meta:user-defined meta:name="Info 1"/>
    <meta:user-defined meta:name="Info 2"/>
    <meta:user-defined meta:name="Info 3"/>
    <meta:user-defined meta:name="Info 4"/>
  </office:meta>
</office:document-meta>
</file>